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1e2bd" officeooo:paragraph-rsid="0011e2bd"/>
    </style:style>
    <style:style style:name="P2" style:family="paragraph" style:parent-style-name="Text_20_body">
      <style:text-properties officeooo:rsid="00131088" officeooo:paragraph-rsid="00131088"/>
    </style:style>
    <style:style style:name="P3" style:family="paragraph" style:parent-style-name="Text_20_body">
      <style:text-properties style:text-underline-style="none" officeooo:rsid="00131088" officeooo:paragraph-rsid="00152f0e"/>
    </style:style>
    <style:style style:name="P4" style:family="paragraph" style:parent-style-name="Text_20_body">
      <style:text-properties officeooo:rsid="00152f0e" officeooo:paragraph-rsid="00152f0e"/>
    </style:style>
    <style:style style:name="P5" style:family="paragraph" style:parent-style-name="Text_20_body">
      <style:text-properties officeooo:rsid="0015dee8" officeooo:paragraph-rsid="0015dee8"/>
    </style:style>
    <style:style style:name="P6" style:family="paragraph" style:parent-style-name="Text_20_body">
      <style:text-properties officeooo:rsid="001630f3" officeooo:paragraph-rsid="001630f3"/>
    </style:style>
    <style:style style:name="P7" style:family="paragraph" style:parent-style-name="Text_20_body">
      <style:text-properties officeooo:rsid="00171986" officeooo:paragraph-rsid="00175c51"/>
    </style:style>
    <style:style style:name="P8" style:family="paragraph" style:parent-style-name="Text_20_body">
      <style:text-properties officeooo:rsid="00175c51" officeooo:paragraph-rsid="00175c51"/>
    </style:style>
    <style:style style:name="P9" style:family="paragraph" style:parent-style-name="Text_20_body">
      <style:text-properties officeooo:rsid="0017c522" officeooo:paragraph-rsid="0017c522"/>
    </style:style>
    <style:style style:name="P10" style:family="paragraph" style:parent-style-name="Text_20_body">
      <style:text-properties officeooo:paragraph-rsid="0017c522"/>
    </style:style>
    <style:style style:name="P11" style:family="paragraph" style:parent-style-name="Text_20_body">
      <style:text-properties officeooo:rsid="00181e86" officeooo:paragraph-rsid="0018eac7"/>
    </style:style>
    <style:style style:name="P12" style:family="paragraph" style:parent-style-name="Text_20_body">
      <style:text-properties officeooo:rsid="00181e86" officeooo:paragraph-rsid="001d80c9"/>
    </style:style>
    <style:style style:name="P13" style:family="paragraph" style:parent-style-name="Text_20_body">
      <style:text-properties officeooo:rsid="001c50a9" officeooo:paragraph-rsid="001c50a9"/>
    </style:style>
    <style:style style:name="P14" style:family="paragraph" style:parent-style-name="Text_20_body">
      <style:text-properties officeooo:rsid="001d80c9" officeooo:paragraph-rsid="001d80c9"/>
    </style:style>
    <style:style style:name="P15" style:family="paragraph" style:parent-style-name="Title">
      <style:text-properties officeooo:paragraph-rsid="0011e2bd"/>
    </style:style>
    <style:style style:name="P16" style:family="paragraph" style:parent-style-name="Title">
      <style:text-properties officeooo:rsid="00134d74" officeooo:paragraph-rsid="00134d74"/>
    </style:style>
    <style:style style:name="P17" style:family="paragraph" style:parent-style-name="Text_20_body">
      <style:text-properties officeooo:rsid="00152f0e" officeooo:paragraph-rsid="00152f0e"/>
    </style:style>
    <style:style style:name="P18" style:family="paragraph" style:parent-style-name="Text_20_body">
      <style:text-properties officeooo:rsid="0018eac7" officeooo:paragraph-rsid="001d80c9"/>
    </style:style>
    <style:style style:name="P19" style:family="paragraph" style:parent-style-name="Heading_20_2">
      <style:text-properties officeooo:rsid="0011e2bd" officeooo:paragraph-rsid="0011e2bd"/>
    </style:style>
    <style:style style:name="P20" style:family="paragraph" style:parent-style-name="Heading_20_1">
      <style:paragraph-properties fo:text-align="center" style:justify-single-word="false"/>
      <style:text-properties officeooo:rsid="0011e2bd"/>
    </style:style>
    <style:style style:name="P21" style:family="paragraph" style:parent-style-name="Heading_20_1">
      <style:text-properties officeooo:rsid="0011e2bd" officeooo:paragraph-rsid="0011e2bd"/>
    </style:style>
    <style:style style:name="P22" style:family="paragraph" style:parent-style-name="Heading_20_1" style:list-style-name="">
      <style:text-properties style:text-underline-style="none" officeooo:rsid="00129551" officeooo:paragraph-rsid="00129551"/>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style:text-underline-style="none" officeooo:rsid="00129551" officeooo:paragraph-rsid="00129551"/>
    </style:style>
    <style:style style:name="P25" style:family="paragraph" style:parent-style-name="Heading_20_1">
      <style:paragraph-properties fo:break-before="page"/>
      <style:text-properties style:text-underline-style="none" officeooo:rsid="00131088" officeooo:paragraph-rsid="00131088"/>
    </style:style>
    <style:style style:name="P26" style:family="paragraph" style:parent-style-name="Heading_20_1">
      <style:paragraph-properties fo:break-before="page"/>
      <style:text-properties officeooo:rsid="00152f0e" officeooo:paragraph-rsid="00152f0e"/>
    </style:style>
    <style:style style:name="P27" style:family="paragraph" style:parent-style-name="Heading_20_1">
      <style:paragraph-properties fo:break-before="page"/>
      <style:text-properties officeooo:rsid="0017c522" officeooo:paragraph-rsid="0017c522"/>
    </style:style>
    <style:style style:name="P28" style:family="paragraph" style:parent-style-name="Heading_20_1">
      <style:paragraph-properties fo:break-before="page"/>
      <style:text-properties officeooo:rsid="001d80c9"/>
    </style:style>
    <style:style style:name="P29" style:family="paragraph" style:parent-style-name="Heading_20_3">
      <style:text-properties officeooo:rsid="00152f0e" officeooo:paragraph-rsid="00152f0e"/>
    </style:style>
    <style:style style:name="P30" style:family="paragraph" style:parent-style-name="Heading_20_3">
      <style:text-properties officeooo:paragraph-rsid="00171986"/>
    </style:style>
    <style:style style:name="P31" style:family="paragraph" style:parent-style-name="Heading_20_3">
      <style:text-properties officeooo:rsid="0017c522" officeooo:paragraph-rsid="0017c522"/>
    </style:style>
    <style:style style:name="P32" style:family="paragraph" style:parent-style-name="Heading_20_3">
      <style:text-properties officeooo:rsid="001d80c9" officeooo:paragraph-rsid="001d80c9"/>
    </style:style>
    <style:style style:name="P33" style:family="paragraph" style:parent-style-name="Heading_20_3">
      <style:text-properties officeooo:paragraph-rsid="001d80c9"/>
    </style:style>
    <style:style style:name="T1" style:family="text">
      <style:text-properties style:text-underline-style="none"/>
    </style:style>
    <style:style style:name="T2" style:family="text">
      <style:text-properties style:text-underline-style="none" officeooo:rsid="00131088"/>
    </style:style>
    <style:style style:name="T3" style:family="text">
      <style:text-properties style:text-underline-style="none" fo:font-weight="normal" style:font-weight-asian="normal" style:font-weight-complex="normal"/>
    </style:style>
    <style:style style:name="T4" style:family="text">
      <style:text-properties officeooo:rsid="00134d74"/>
    </style:style>
    <style:style style:name="T5" style:family="text">
      <style:text-properties officeooo:rsid="001457b7"/>
    </style:style>
    <style:style style:name="T6" style:family="text">
      <style:text-properties officeooo:rsid="00152f0e"/>
    </style:style>
    <style:style style:name="T7" style:family="text">
      <style:text-properties style:text-underline-style="solid" style:text-underline-width="auto" style:text-underline-color="font-color"/>
    </style:style>
    <style:style style:name="T8" style:family="text">
      <style:text-properties officeooo:rsid="0015dee8"/>
    </style:style>
    <style:style style:name="T9" style:family="text">
      <style:text-properties officeooo:rsid="001630f3"/>
    </style:style>
    <style:style style:name="T10" style:family="text">
      <style:text-properties officeooo:rsid="00175c51"/>
    </style:style>
    <style:style style:name="T11" style:family="text">
      <style:text-properties officeooo:rsid="0018eac7"/>
    </style:style>
    <style:style style:name="T12" style:family="text">
      <style:text-properties officeooo:rsid="00199a60"/>
    </style:style>
    <style:style style:name="T13" style:family="text">
      <style:text-properties officeooo:rsid="001a6d05"/>
    </style:style>
    <style:style style:name="T14" style:family="text">
      <style:text-properties officeooo:rsid="001dff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MEMORIA DE PRÁCTICAS</text:p>
      <text:p text:style-name="P15">Práctica 1b: <text:span text:style-name="T4">Técnicas de </text:span>B<text:span text:style-name="T4">usqueda Local y Algoritmos Greedy para el <text:s/>Problema de</text:span> Aprendizaje de Pesos en Características </text:p>
      <text:h text:style-name="P20" text:outline-level="1"><text:span text:style-name="T4">Curso </text:span>2022-2023 </text:h>
      <text:h text:style-name="P21" text:outline-level="1"><text:span text:style-name="T4">Algoritmos: </text:span>1NN, Busqueda Local, RELIEF <text:s/></text:h>
      <text:h text:style-name="P19" text:outline-level="2">Cristina Sánchez Justicia </text:h>
      <text:p text:style-name="P1">77689772G </text:p>
      <text:p text:style-name="P1"><text:a xlink:type="simple" xlink:href="mailto:cristinasj@correo.ugr.es" text:style-name="Internet_20_link" text:visited-style-name="Visited_20_Internet_20_Link">cristinasj@correo.ugr.es</text:a></text:p>
      <text:p text:style-name="P1">Subgrupo 1: prácticas los lunes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4" text:outline-level="1">Índice</text:h>
      <text:h text:style-name="P22" text:outline-level="1"/>
      <text:h text:style-name="P25" text:outline-level="1">Descripción del problema </text:h>
      <text:p text:style-name="P2"><text:span text:style-name="T2">L</text:span><text:span text:style-name="T1">os problemas de clasificación son un clásico de la Inteligencia Artificial y, más específicamente, el Aprendizaje Automático. Los elementos con los que se trabajan en un problema de clasificación son un conjunto de datos, que pueden ser imágenes, audios, textos… Los cuales son fáciles de distinguir por un humano. Por ejemplo, un humano podría distinguir entre una imagen de un árbol y una imagen de una flor. El objetivo es conseguir de cualquier forma que un ordenador pueda clasificar de la misma forma, si no mejor, que un humano. <text:s/></text:span></text:p>
      <text:p text:style-name="P3">El Aprendizaje de Pesos en Características es una variación del problema de clasificación en el que en nuestro conjunto de datos, por cada elemento tenemos un vector de características que lo definen. Este problema se puede solucionar<text:span text:style-name="T5"> de muchas maneras pero en esta práctica nosotros utilizaremos el claisificador K-NN, la Busqueda Local y el método RELIEF. </text:span><text:s/></text:p>
      <text:h text:style-name="P26" text:outline-level="1">Descripción de la aplicación de los algoritmos empleados al problema </text:h>
      <text:p text:style-name="P4">Las consideraciones comunes a los distintos algoritmos son las siguientes: </text:p>
      <text:h text:style-name="P29" text:outline-level="3">Representación de las soluciones</text:h>
      <text:p text:style-name="P4">Las soluciones de las metaheurísticas BL y RELIEF están representadas como arrays de pesos que tienen de longitud la cantidad de características que haya descrita en cada base de datos. Cada valor del array representa la importancia de cada característica para buscar la distancia mínima <text:span text:style-name="T7">ponderada</text:span><text:span text:style-name="T3"> <text:s text:c="2"/>al utilizar el clasificador 1-NN. <text:s/></text:span></text:p>
      <text:h text:style-name="P29" text:outline-level="3">Descripción en pseudocódigo de la función objetivo </text:h>
      <text:p text:style-name="P4">La función objetivo se llama función<text:span text:style-name="T8">Evaluacion y se dedica a dar una valoración numérica a unos pesos entrenados con los diferentes algoritmos. Para ello tiene en cuenta el porcentaje de reducción y el porcentaje de clasificación. En nuestro caso damos un 80% de importancia a la clasificación y un 20% de importancia a la reducción. </text:span></text:p>
      <text:p text:style-name="P5">El porcentaje de reducción nos dice cómo de mucho se simplifica el problema con esos pesos. Es decir, a cuanto mayor sea el porcentaje de reducción, menos poder computacional es necesario para <text:span text:style-name="T9">generar el resultado de clasificación al utilizar nuestro clasificador en producción, es decir, en un caso real. Este porcentaje de reducción se obtiene calculando el porcentaje de pesos que son cercanos a 0, es decir, el porcentaje de pesos que apenas importan información a la hora de clasificar a un individuo. </text:span></text:p>
      <text:p text:style-name="P6">El porcentaje de clasificación nos dice el porcentaje de aciertos de nuestro clasificador. Para eso utiliza un conjunto de evaluación y un conjunto de entrenamiento y se ejecuta el clasificador 1-NN sobre cada elemento del conjunto de evaluación y respecto al conjunto de entrenamiento, usando una distancia ponderada dada por los pesos. </text:p>
      <text:h text:style-name="P30" text:outline-level="3"><text:span text:style-name="T6">Descripción en pseudocódigo de los operadores comunes </text:span><text:s/></text:h>
      <text:p text:style-name="P7">El operador distancia nos da la distancia cuadrada, euclídea y ponderada de un elemento a otro. La distancia es cuadada para ahorrar calculos y acelerar el proceso ya que no nos interesa el valor real en el cálculo de 1NN. <text:span text:style-name="T14">La distancia es euclídea porque todas las variables en esta práctica son continuas. </text:span></text:p>
      <text:h text:style-name="P23" text:outline-level="1"><text:span text:style-name="T10">Operaciones relevantes de cada algoritmo </text:span><text:s text:c="2"/></text:h>
      <text:p text:style-name="P8">- RELIEF <text:line-break/>Búsqueda, amigo, enemigo</text:p>
      <text:p text:style-name="P8">- BL </text:p>
      <text:p text:style-name="P8">Busqueda, método de exploración del entorno, operador de generación de vecino, generación de soluciones aleatorias<text:line-break/></text:p>
      <text:h text:style-name="P27" text:outline-level="1">Pseudocódigo de los algoritmos de comparación </text:h>
      <text:p text:style-name="P10"/>
      <text:h text:style-name="P27" text:outline-level="1">Procedimiento considerado para desarrollar la práctica </text:h>
      <text:p text:style-name="P13">Para esta práctica se ha decidido utilizar el lenguaje de programación Python por la velocidad de desarrollo y claridad del código. También se ha utilizado la librería numpy para la optimización de los calculos de los arrays. Como generación de numeros aleatorios se ha confiado en el módulo numpy.random y para medir el tiempo, la biblioteca time. <text:s/></text:p>
      <text:h text:style-name="P31" text:outline-level="3">Manual del usuario </text:h>
      <text:p text:style-name="P9">- Requisitos: Python3 y las librerías numpy, functools, arff, time, cProfile y re<text:span text:style-name="T13">. Las dos ultimas librerías se usan solo por motivos de profiling y por lo tanto pueden ser eliminadas sin afectar la ejecución de la práctica. </text:span><text:s/></text:p>
      <text:p text:style-name="P9">- Abrir el directorio donde se encuentra el archivo main.py en una terminal </text:p>
      <text:p text:style-name="P9">- Ejecutar python3 main.py </text:p>
      <text:p text:style-name="P11">- Esperar <text:span text:style-name="T11">alrededor de</text:span> 20 minutos<text:span text:style-name="T12">. Como indicación de progreso se puede leer de la salida standard los algoritmos ejecutados hasta el momento así como el que se está ejecutando actualmente. Hay 3 algoritmos, 3 bases de datos diferentes y 5 particiones de las bases de datos, por lo tanto hay 45 subapartados que deben ejecutarse en total. </text:span></text:p>
      <text:p text:style-name="P18">- Los resultados pueden leerse de la salida standard así como del fichero resultados.csv</text:p>
      <text:p text:style-name="P12"/>
      <text:h text:style-name="P28" text:outline-level="1">Experimentos y análisis de los resultados </text:h>
      <text:h text:style-name="P32" text:outline-level="3">Casos del problema empleados y valores de los parámetros considerados</text:h>
      <text:p text:style-name="P14">Dado el tiempo necesario para ejecutar el programa (alrededor de 20 minutos), los pesos solo se han entrenado una vez con cada algoritmo y base de datos diferente, utilizando la semilla por defecto de la libería time. </text:p>
      <text:h text:style-name="P32" text:outline-level="3">Resultados obtenidos </text:h>
      <text:h text:style-name="P33" text:outline-level="3"><text:s/></text:h>
      <text:h text:style-name="P32" text:outline-level="3">Análisis de resultados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171986"/>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3-21T15:04:19.440000000</meta:creation-date>
    <dc:date>2023-04-01T18:23:01.294258221</dc:date>
    <meta:editing-duration>PT1H43M43S</meta:editing-duration>
    <meta:editing-cycles>17</meta:editing-cycles>
    <meta:generator>LibreOffice/6.1.5.2$Linux_X86_64 LibreOffice_project/10$Build-2</meta:generator>
    <meta:document-statistic meta:table-count="0" meta:image-count="0" meta:object-count="0" meta:page-count="8" meta:paragraph-count="41" meta:word-count="803" meta:character-count="5118" meta:non-whitespace-character-count="4308"/>
  </office:meta>
</office:document-meta>
</file>